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ableEntity.ValidatableEntity( String enti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ableEntity.addField( Validatable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ableEntity.getEnti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ableEntity.writeToElement( XmlModelWriter xw ,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ableEntity.getField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